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Calibri Light" fo:font-size="20pt" officeooo:rsid="00128d94" officeooo:paragraph-rsid="00128d94" style:font-size-asian="17.5pt" style:font-size-complex="20pt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 Light" fo:font-size="18pt" officeooo:rsid="001477a4" officeooo:paragraph-rsid="001477a4" style:font-size-asian="18pt" style:font-size-complex="18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3pt" officeooo:rsid="00128d94" officeooo:paragraph-rsid="0013253e" style:font-size-asian="11.3500003814697pt" style:font-size-complex="13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3pt" officeooo:rsid="0013253e" officeooo:paragraph-rsid="0013253e" style:font-size-asian="11.3500003814697pt" style:font-size-complex="13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officeooo:rsid="0013253e" officeooo:paragraph-rsid="0013253e" style:font-size-asian="12.25pt" style:font-size-complex="14pt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officeooo:rsid="001477a4" officeooo:paragraph-rsid="001477a4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officeooo:rsid="00165a61" officeooo:paragraph-rsid="00165a61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officeooo:rsid="001a728f" officeooo:paragraph-rsid="001a728f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officeooo:rsid="001b54c8" officeooo:paragraph-rsid="001b54c8" style:font-size-asian="12.25pt" style:font-size-complex="14pt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officeooo:rsid="001ccc88" officeooo:paragraph-rsid="001ccc88" style:font-size-asian="12.25pt" style:font-size-complex="14p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officeooo:rsid="001f2c5d" officeooo:paragraph-rsid="001f2c5d" style:font-size-asian="12.25pt" style:font-size-complex="14pt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21e032"/>
    </style:style>
    <style:style style:name="T1" style:family="text">
      <style:text-properties officeooo:rsid="001477a4"/>
    </style:style>
    <style:style style:name="T2" style:family="text">
      <style:text-properties officeooo:rsid="0018e93b"/>
    </style:style>
    <style:style style:name="T3" style:family="text">
      <style:text-properties officeooo:rsid="001e7e59"/>
    </style:style>
    <style:style style:name="T4" style:family="text">
      <style:text-properties officeooo:rsid="00201f3a"/>
    </style:style>
    <style:style style:name="T5" style:family="text">
      <style:text-properties officeooo:rsid="002227b0"/>
    </style:style>
    <style:style style:name="T6" style:family="text">
      <style:text-properties style:font-name="Calibri" fo:font-size="13pt" officeooo:rsid="0021e032" style:font-size-asian="11.3500003814697pt" style:font-size-complex="13pt"/>
    </style:style>
    <style:style style:name="T7" style:family="text">
      <style:text-properties style:font-name="Calibri" fo:font-size="13pt" officeooo:rsid="002227b0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ANOTAÇÕES</text:p>
      <text:p text:style-name="P2">SELETORES</text:p>
      <text:p text:style-name="P5">* {} - <text:span text:style-name="T1">seletor universal</text:span></text:p>
      <text:p text:style-name="P5"><text:span text:style-name="T1">tag</text:span> {} <text:s/>- <text:span text:style-name="T1">seletor simples para tag</text:span></text:p>
      <text:p text:style-name="P6">#id {} - seletor simples para id</text:p>
      <text:p text:style-name="P11">tag, tag {} - mesmo estilo aplicado em 2 seletores <text:span text:style-name="T4">simples</text:span></text:p>
      <text:p text:style-name="P11"/>
      <text:p text:style-name="P6">.class{} - seletor simples para class</text:p>
      <text:p text:style-name="P6">.<text:span text:style-name="T3">class tag {} - </text:span></text:p>
      <text:p text:style-name="P5"/>
      <text:p text:style-name="P5"/>
      <text:p text:style-name="P5">margin – margem</text:p>
      <text:p text:style-name="P5">padding – preenchimento, borda interna</text:p>
      <text:p text:style-name="P5">background-color – definir a cor de fundo</text:p>
      <text:p text:style-name="P7">widgh – largura</text:p>
      <text:p text:style-name="P7">height – <text:span text:style-name="T2">a</text:span>ltura</text:p>
      <text:p text:style-name="P8">display – disposição do elemento</text:p>
      <text:p text:style-name="P9">border-radius – arrendodamento de bordas</text:p>
      <text:p text:style-name="P10">filter: dropshadow() - para adicionar sombras a outros elementos</text:p>
      <text:p text:style-name="P3"/>
      <text:p text:style-name="P5">font-family – seleciona a fonte do texto</text:p>
      <text:p text:style-name="P4">color – cor da fonte</text:p>
      <text:p text:style-name="P4">font-weight – espessura da fonte (bold = negrito)</text:p>
      <text:p text:style-name="P4">text-shadow – define o sombreamento do texto</text:p>
      <text:p text:style-name="P4"/>
      <text:p text:style-name="P12"><text:span text:style-name="T6">float – coloca os itens em linha </text:span><text:span text:style-name="T7">(Lado para flutuar)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9T20:14:28.255000000</meta:creation-date>
    <dc:date>2024-04-19T21:46:32.356000000</dc:date>
    <meta:editing-duration>PT21M28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1" meta:word-count="108" meta:character-count="688" meta:non-whitespace-character-count="587"/>
  </office:meta>
</office:document-meta>
</file>